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18cf5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8b5ad" officeooo:paragraph-rsid="0018cf5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8b5ad" officeooo:paragraph-rsid="0019766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8b5ad" officeooo:paragraph-rsid="001a74b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8b5ad" officeooo:paragraph-rsid="001dde7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8b5ad" officeooo:paragraph-rsid="001ed3c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8b5ad" officeooo:paragraph-rsid="002226c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2d2114" officeooo:paragraph-rsid="0018cf5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9766b" officeooo:paragraph-rsid="0019766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9766b" officeooo:paragraph-rsid="001a74b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9766b" officeooo:paragraph-rsid="001dde7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9766b" officeooo:paragraph-rsid="001ed3c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9766b" officeooo:paragraph-rsid="002226c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8b5ad" officeooo:paragraph-rsid="0018cf5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8b5ad" officeooo:paragraph-rsid="0019766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8b5ad" officeooo:paragraph-rsid="001a74b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8b5ad" officeooo:paragraph-rsid="001dde7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8b5ad" officeooo:paragraph-rsid="001ed3c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28b5ad" officeooo:paragraph-rsid="002226c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2d2114" officeooo:paragraph-rsid="0018cf5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" fo:font-size="12pt" fo:language="en" fo:country="IN" style:text-underline-style="none" fo:font-weight="normal" officeooo:rsid="002ad50a" officeooo:paragraph-rsid="0018cf5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" fo:font-size="12pt" fo:language="en" fo:country="IN" style:text-underline-style="none" fo:font-weight="normal" officeooo:rsid="002ad50a" officeooo:paragraph-rsid="0019766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" fo:font-size="12pt" fo:language="en" fo:country="IN" style:text-underline-style="none" fo:font-weight="normal" officeooo:rsid="00300634" officeooo:paragraph-rsid="0018cf5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" fo:font-size="12pt" fo:language="en" fo:country="IN" style:text-underline-style="none" fo:font-weight="normal" officeooo:rsid="00300634" officeooo:paragraph-rsid="0019766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" fo:font-size="12pt" fo:language="en" fo:country="IN" style:text-underline-style="none" fo:font-weight="normal" officeooo:rsid="001b7ea4" officeooo:paragraph-rsid="001b7ea4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" fo:font-size="12pt" fo:language="en" fo:country="IN" style:text-underline-style="none" fo:font-weight="normal" officeooo:rsid="001b7ea4" officeooo:paragraph-rsid="001dde70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Calibri" fo:font-size="12pt" fo:language="en" fo:country="IN" style:text-underline-style="none" fo:font-weight="normal" officeooo:rsid="001b7ea4" officeooo:paragraph-rsid="001ed3c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Calibri" fo:font-size="12pt" fo:language="en" fo:country="IN" style:text-underline-style="none" fo:font-weight="normal" officeooo:rsid="001b7ea4" officeooo:paragraph-rsid="002226c1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alibri" fo:font-size="12pt" fo:language="en" fo:country="IN" style:text-underline-style="none" fo:font-weight="bold" officeooo:rsid="001b7ea4" officeooo:paragraph-rsid="001b7ea4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alibri" fo:font-size="12pt" fo:language="en" fo:country="IN" style:text-underline-style="none" fo:font-weight="bold" officeooo:rsid="001b7ea4" officeooo:paragraph-rsid="001dde70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Calibri" fo:font-size="12pt" fo:language="en" fo:country="IN" style:text-underline-style="none" fo:font-weight="bold" officeooo:rsid="001b7ea4" officeooo:paragraph-rsid="001ed3c0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Calibri" fo:font-size="12pt" fo:language="en" fo:country="IN" style:text-underline-style="none" fo:font-weight="bold" officeooo:rsid="001b7ea4" officeooo:paragraph-rsid="002226c1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Calibri" fo:font-size="12pt" fo:language="en" fo:country="IN" style:text-underline-style="solid" style:text-underline-width="auto" style:text-underline-color="font-color" fo:font-weight="bold" officeooo:rsid="002e0cd2" officeooo:paragraph-rsid="0018cf52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Calibri" fo:font-size="12pt" fo:language="en" fo:country="IN" style:text-underline-style="solid" style:text-underline-width="auto" style:text-underline-color="font-color" fo:font-weight="bold" officeooo:rsid="002e0cd2" officeooo:paragraph-rsid="0019766b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Calibri" fo:font-size="12pt" fo:language="en" fo:country="IN" style:text-underline-style="solid" style:text-underline-width="auto" style:text-underline-color="font-color" fo:font-weight="bold" officeooo:rsid="002e0cd2" officeooo:paragraph-rsid="001a74be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Calibri" fo:font-size="12pt" fo:language="en" fo:country="IN" style:text-underline-style="solid" style:text-underline-width="auto" style:text-underline-color="font-color" fo:font-weight="bold" officeooo:rsid="002e0cd2" officeooo:paragraph-rsid="001dde70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Calibri" fo:font-size="12pt" fo:language="en" fo:country="IN" style:text-underline-style="solid" style:text-underline-width="auto" style:text-underline-color="font-color" fo:font-weight="bold" officeooo:rsid="002e0cd2" officeooo:paragraph-rsid="001ed3c0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Calibri" fo:font-size="12pt" fo:language="en" fo:country="IN" style:text-underline-style="solid" style:text-underline-width="auto" style:text-underline-color="font-color" fo:font-weight="bold" officeooo:rsid="002e0cd2" officeooo:paragraph-rsid="002226c1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Calibri" fo:font-size="12pt" fo:language="en" fo:country="IN" style:text-underline-style="solid" style:text-underline-width="auto" style:text-underline-color="font-color" fo:font-weight="bold" officeooo:rsid="00300634" officeooo:paragraph-rsid="0019766b" style:font-size-asian="12pt" style:font-weight-asian="bold" style:font-size-complex="12pt" style:font-weight-complex="bold"/>
    </style:style>
    <style:style style:name="T1" style:family="text">
      <style:text-properties officeooo:rsid="0023e7cd"/>
    </style:style>
    <style:style style:name="T2" style:family="text">
      <style:text-properties style:text-underline-style="solid" style:text-underline-width="auto" style:text-underline-color="font-color" fo:font-weight="bold" officeooo:rsid="002ad50a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2c1a3f"/>
    </style:style>
    <style:style style:name="T4" style:family="text">
      <style:text-properties style:text-underline-style="solid" style:text-underline-width="auto" style:text-underline-color="font-color" officeooo:rsid="002ad50a"/>
    </style:style>
    <style:style style:name="T5" style:family="text">
      <style:text-properties fo:font-weight="bold" officeooo:rsid="002ad50a" style:font-weight-asian="bold" style:font-weight-complex="bold"/>
    </style:style>
    <style:style style:name="T6" style:family="text">
      <style:text-properties officeooo:rsid="002ad50a"/>
    </style:style>
    <style:style style:name="T7" style:family="text">
      <style:text-properties officeooo:rsid="002c1a3f"/>
    </style:style>
    <style:style style:name="T8" style:family="text">
      <style:text-properties officeooo:rsid="001976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 (Autonomous) </text:p>
      <text:p text:style-name="P1">Affiliated to Anna University </text:p>
      <text:p text:style-name="P1">DEPARTMENT OF CSE </text:p>
      <text:p text:style-name="P1"/>
      <text:p text:style-name="P1">UCS 1211: PROGRAMMING IN C LABORATORY <text:s/></text:p>
      <text:p text:style-name="P1">A2 : Modular Programming with C </text:p>
      <text:p text:style-name="P1"><text:s/>===========================================================<text:span text:style-name="T1">===========</text:span></text:p>
      <text:p text:style-name="P1"/>
      <text:p text:style-name="P2">REGNo: 185001104 </text:p>
      <text:p text:style-name="P2">NAME: Nivedhitha D</text:p>
      <text:p text:style-name="P2">CLASS: CSE B </text:p>
      <text:p text:style-name="P2"/>
      <text:p text:style-name="P8">1. Modify A1(1) to have a function CheckOddEven(num) that checks if the num is odd or even; sets a flag accordingly and return it. Use this function to find the sum of even and odd numbers in a given input of N numbers. </text:p>
      <text:p text:style-name="P20"/>
      <text:p text:style-name="P2"><text:span text:style-name="T2">PROGRAM NAME</text:span><text:span text:style-name="T5">:</text:span><text:span text:style-name="T6"> c</text:span>heck_<text:span text:style-name="T8">odd_even_flag</text:span></text:p>
      <text:p text:style-name="P2"/>
      <text:p text:style-name="P14"><text:span text:style-name="T3">PROGRAM</text:span><text:span text:style-name="T7">:</text:span></text:p>
      <text:p text:style-name="P2"/>
      <text:p text:style-name="P2">#include&lt;stdio.h&gt;</text:p>
      <text:p text:style-name="P2"/>
      <text:p text:style-name="P2">int CheckOddEven(int num)</text:p>
      <text:p text:style-name="P2">{ </text:p>
      <text:p text:style-name="P2"><text:s text:c="3"/>int flag;</text:p>
      <text:p text:style-name="P2"/>
      <text:p text:style-name="P2"><text:s text:c="3"/>flag=(num%2==0)?0:1;</text:p>
      <text:p text:style-name="P2"><text:s text:c="3"/></text:p>
      <text:p text:style-name="P2"><text:s text:c="3"/>return flag; </text:p>
      <text:p text:style-name="P2">}</text:p>
      <text:p text:style-name="P2"/>
      <text:p text:style-name="P2">int main()</text:p>
      <text:p text:style-name="P2">{</text:p>
      <text:p text:style-name="P2"><text:s text:c="2"/>int no, N, sum_odd=0, sum_even=0;</text:p>
      <text:p text:style-name="P2"/>
      <text:p text:style-name="P2"><text:s text:c="2"/>printf("Enter number of inputs: ");</text:p>
      <text:p text:style-name="P2"><text:s text:c="2"/>scanf("%d", &amp;N);</text:p>
      <text:p text:style-name="P2"/>
      <text:p text:style-name="P2"><text:s text:c="2"/>for(int i=1; i&lt;=N; i++)</text:p>
      <text:p text:style-name="P2"><text:s text:c="2"/>{</text:p>
      <text:p text:style-name="P2"><text:s text:c="4"/>printf("Enter number: ");</text:p>
      <text:p text:style-name="P2"><text:s text:c="4"/>scanf("%d", &amp;no);</text:p>
      <text:p text:style-name="P2"/>
      <text:p text:style-name="P2"><text:s text:c="4"/>if((CheckOddEven(no))==0)</text:p>
      <text:p text:style-name="P2"><text:s text:c="5"/>sum_even+=no; </text:p>
      <text:p text:style-name="P2"/>
      <text:p text:style-name="P2"><text:s text:c="4"/>else</text:p>
      <text:p text:style-name="P2"><text:s text:c="5"/>sum_odd+=no;</text:p>
      <text:p text:style-name="P2"><text:s text:c="2"/>} </text:p>
      <text:p text:style-name="P2"><text:soft-page-break/></text:p>
      <text:p text:style-name="P2"><text:s text:c="2"/>printf("The sum of odd number inputs: %d\n", sum_odd);</text:p>
      <text:p text:style-name="P2"><text:s text:c="2"/>printf("The sum of even number inputs: %d\n", sum_even);</text:p>
      <text:p text:style-name="P2"><text:s text:c="2"/></text:p>
      <text:p text:style-name="P2"><text:s text:c="2"/>return 0;</text:p>
      <text:p text:style-name="P2"/>
      <text:p text:style-name="P2">}</text:p>
      <text:p text:style-name="P21"/>
      <text:p text:style-name="P33">OUTPUT:</text:p>
      <text:p text:style-name="P33"/>
      <text:p text:style-name="P23">Enter number of inputs: 6</text:p>
      <text:p text:style-name="P23">Enter number: 13</text:p>
      <text:p text:style-name="P23">Enter number: 15</text:p>
      <text:p text:style-name="P23">Enter number: 100</text:p>
      <text:p text:style-name="P23">Enter number: 100</text:p>
      <text:p text:style-name="P23">Enter number: 2</text:p>
      <text:p text:style-name="P23">Enter number: 11</text:p>
      <text:p text:style-name="P23">The sum of odd number inputs: 39</text:p>
      <text:p text:style-name="P23">The sum of even number inputs: 202</text:p>
      <text:p text:style-name="P23"/>
      <text:p text:style-name="P3"><text:span text:style-name="T6">2. Write a C function ReverseNum(num) that takes integer num and reverses its digits. Let num be passed by reference.</text:span></text:p>
      <text:p text:style-name="P3"><text:span text:style-name="T2"/></text:p>
      <text:p text:style-name="P3"><text:span text:style-name="T2">PROGRAM NAME</text:span><text:span text:style-name="T5">:</text:span><text:span text:style-name="T6"> reverse_num</text:span></text:p>
      <text:p text:style-name="P3"/>
      <text:p text:style-name="P15"><text:span text:style-name="T3">PROGRAM</text:span><text:span text:style-name="T7">:</text:span></text:p>
      <text:p text:style-name="P3"/>
      <text:p text:style-name="P9">#include&lt;stdio.h&gt;</text:p>
      <text:p text:style-name="P9"/>
      <text:p text:style-name="P9">int ReverseNum(int *num)</text:p>
      <text:p text:style-name="P9">{ </text:p>
      <text:p text:style-name="P9"><text:s text:c="2"/>int digit, reverse=0;</text:p>
      <text:p text:style-name="P9"/>
      <text:p text:style-name="P9"><text:s text:c="2"/>while(*num!=0)</text:p>
      <text:p text:style-name="P9"><text:s text:c="2"/>{ </text:p>
      <text:p text:style-name="P9"><text:s text:c="4"/>digit=*num%10;</text:p>
      <text:p text:style-name="P9"><text:s text:c="4"/>reverse=(reverse*10)+digit;</text:p>
      <text:p text:style-name="P9"><text:s text:c="4"/>*num/=10; <text:s text:c="2"/></text:p>
      <text:p text:style-name="P9"><text:s text:c="2"/>}</text:p>
      <text:p text:style-name="P9"><text:s text:c="3"/></text:p>
      <text:p text:style-name="P9"><text:s text:c="2"/>return reverse;</text:p>
      <text:p text:style-name="P9"/>
      <text:p text:style-name="P9">}</text:p>
      <text:p text:style-name="P9"/>
      <text:p text:style-name="P9">int main()</text:p>
      <text:p text:style-name="P9">{</text:p>
      <text:p text:style-name="P9"><text:s text:c="2"/>int no;</text:p>
      <text:p text:style-name="P9"/>
      <text:p text:style-name="P9"><text:s text:c="2"/>printf("Enter number: ");</text:p>
      <text:p text:style-name="P9"><text:soft-page-break/><text:s text:c="2"/>scanf("%d", &amp;no);</text:p>
      <text:p text:style-name="P9"/>
      <text:p text:style-name="P9"><text:s text:c="2"/>printf("Reversed number: %d\n", ReverseNum(&amp;no));</text:p>
      <text:p text:style-name="P9"><text:s text:c="2"/></text:p>
      <text:p text:style-name="P9"><text:s text:c="2"/>return 0;</text:p>
      <text:p text:style-name="P9">}</text:p>
      <text:p text:style-name="P22"/>
      <text:p text:style-name="P34">OUTPUT:</text:p>
      <text:p text:style-name="P34"/>
      <text:p text:style-name="P24">Enter number: 453275</text:p>
      <text:p text:style-name="P24">Reversed number: 572354</text:p>
      <text:p text:style-name="P39"/>
      <text:p text:style-name="P4"><text:span text:style-name="T6">3. Write a function power(X,N) that will allow a floating-point number to be raised to an integer power. Y = X N <text:s/>In other words, evaluate the formula where y and x are floating-point variables and n is an integer variable. Write a C program that will read in numerical values for x and n, evaluate the formula using power(X,N), and then display the calculated result. </text:span></text:p>
      <text:p text:style-name="P4"><text:span text:style-name="T2"/></text:p>
      <text:p text:style-name="P4"><text:span text:style-name="T2">PROGRAM NAME</text:span><text:span text:style-name="T5">:</text:span><text:span text:style-name="T6"> <text:s/>power_num</text:span></text:p>
      <text:p text:style-name="P4"/>
      <text:p text:style-name="P16"><text:span text:style-name="T3">PROGRAM</text:span><text:span text:style-name="T7">:</text:span></text:p>
      <text:p text:style-name="P4"/>
      <text:p text:style-name="P4">#include&lt;stdio.h&gt;</text:p>
      <text:p text:style-name="P4"/>
      <text:p text:style-name="P4">float power(float X, int N)</text:p>
      <text:p text:style-name="P4">{ </text:p>
      <text:p text:style-name="P4"><text:s text:c="2"/>float Y=1;</text:p>
      <text:p text:style-name="P4"/>
      <text:p text:style-name="P4"><text:s text:c="2"/>if(N&gt;=0)</text:p>
      <text:p text:style-name="P4"><text:s text:c="2"/>{<text:tab/>for(int i=1; i&lt;=N; i++)</text:p>
      <text:p text:style-name="P4"><text:s text:c="3"/><text:tab/><text:tab/>Y*=X;</text:p>
      <text:p text:style-name="P4"><text:s text:c="2"/>}</text:p>
      <text:p text:style-name="P4"/>
      <text:p text:style-name="P4"><text:s text:c="2"/>else</text:p>
      <text:p text:style-name="P4"><text:s text:c="2"/>{<text:tab/>for(int i=1; i&lt;=-N; i++)</text:p>
      <text:p text:style-name="P4"><text:s text:c="3"/><text:tab/><text:tab/>Y*=(1/X);</text:p>
      <text:p text:style-name="P4"><text:s text:c="2"/>}</text:p>
      <text:p text:style-name="P4"/>
      <text:p text:style-name="P4"><text:s text:c="2"/></text:p>
      <text:p text:style-name="P4"><text:s text:c="2"/>return Y; </text:p>
      <text:p text:style-name="P4">}</text:p>
      <text:p text:style-name="P4"/>
      <text:p text:style-name="P4">int main()</text:p>
      <text:p text:style-name="P4">{</text:p>
      <text:p text:style-name="P4"><text:s text:c="2"/>int n;</text:p>
      <text:p text:style-name="P4"><text:s text:c="2"/>float x;</text:p>
      <text:p text:style-name="P4"/>
      <text:p text:style-name="P4"><text:s text:c="2"/>printf("Enter base: ");</text:p>
      <text:p text:style-name="P4"><text:s text:c="2"/>scanf("%f", &amp;x);</text:p>
      <text:p text:style-name="P4"/>
      <text:p text:style-name="P4"><text:soft-page-break/><text:s text:c="2"/>printf("Enter power: ");</text:p>
      <text:p text:style-name="P4"><text:s text:c="2"/>scanf("%d", &amp;n);</text:p>
      <text:p text:style-name="P4"><text:s text:c="2"/></text:p>
      <text:p text:style-name="P4"><text:s text:c="2"/>printf("RESULT: %.4f\n", power(x, n));</text:p>
      <text:p text:style-name="P4"><text:s text:c="2"/></text:p>
      <text:p text:style-name="P4"><text:s text:c="2"/>return 0;</text:p>
      <text:p text:style-name="P4">}</text:p>
      <text:p text:style-name="P10"/>
      <text:p text:style-name="P35">OUTPUT:</text:p>
      <text:p text:style-name="P25"/>
      <text:p text:style-name="P29">RUN1:</text:p>
      <text:p text:style-name="P25"/>
      <text:p text:style-name="P25">Enter base: 2</text:p>
      <text:p text:style-name="P25">Enter power: -2</text:p>
      <text:p text:style-name="P25">RESULT: 0.2500</text:p>
      <text:p text:style-name="P25"/>
      <text:p text:style-name="P29">RUN2:</text:p>
      <text:p text:style-name="P25"/>
      <text:p text:style-name="P25">Enter base: 0.2</text:p>
      <text:p text:style-name="P25">Enter power: -5</text:p>
      <text:p text:style-name="P25">RESULT: 3125.0000</text:p>
      <text:p text:style-name="P25"/>
      <text:p text:style-name="P5">4. Find the product of n floating point numbers. The numbers should be read from the keyboard. You should not use any looping construct. [Hint: use recursion and decide a suitable sentinel for termination of recursion.] </text:p>
      <text:p text:style-name="P5"><text:span text:style-name="T2"/></text:p>
      <text:p text:style-name="P5"><text:span text:style-name="T2">PROGRAM NAME</text:span><text:span text:style-name="T5">:</text:span><text:span text:style-name="T6"> <text:s/>recursion_multiplication</text:span></text:p>
      <text:p text:style-name="P5"/>
      <text:p text:style-name="P17"><text:span text:style-name="T3">PROGRAM</text:span><text:span text:style-name="T7">:</text:span></text:p>
      <text:p text:style-name="P5"/>
      <text:p text:style-name="P5">#include&lt;stdio.h&gt;</text:p>
      <text:p text:style-name="P5"/>
      <text:p text:style-name="P5">float rec_prod(int n)</text:p>
      <text:p text:style-name="P5">{ <text:s text:c="3"/></text:p>
      <text:p text:style-name="P5"><text:s text:c="3"/>if(n!=0)</text:p>
      <text:p text:style-name="P5"><text:s text:c="3"/>{ </text:p>
      <text:p text:style-name="P5"><text:s text:c="5"/>float num;</text:p>
      <text:p text:style-name="P5"/>
      <text:p text:style-name="P5"><text:s text:c="5"/>printf("Enter number: ");</text:p>
      <text:p text:style-name="P5"><text:s text:c="5"/>scanf("%f", &amp;num);</text:p>
      <text:p text:style-name="P5"><text:s text:c="5"/></text:p>
      <text:p text:style-name="P5"><text:s text:c="5"/>return num*rec_prod(n-1);</text:p>
      <text:p text:style-name="P5"><text:s text:c="3"/>}</text:p>
      <text:p text:style-name="P5"/>
      <text:p text:style-name="P5"><text:s text:c="3"/>else</text:p>
      <text:p text:style-name="P5"><text:s text:c="4"/>return 1; </text:p>
      <text:p text:style-name="P5">}</text:p>
      <text:p text:style-name="P5"/>
      <text:p text:style-name="P5">int main()</text:p>
      <text:p text:style-name="P5"><text:soft-page-break/>{</text:p>
      <text:p text:style-name="P5"><text:s text:c="2"/>int limit;</text:p>
      <text:p text:style-name="P5"/>
      <text:p text:style-name="P5"><text:s text:c="2"/>printf("Enter number of inputs: ");</text:p>
      <text:p text:style-name="P5"><text:s text:c="2"/>scanf("%d", &amp;limit);</text:p>
      <text:p text:style-name="P5"/>
      <text:p text:style-name="P5"><text:s text:c="2"/>printf("The product of inputs: %.4f\n", rec_prod(limit));</text:p>
      <text:p text:style-name="P5"><text:s text:c="2"/></text:p>
      <text:p text:style-name="P5"><text:s text:c="2"/>return 0;</text:p>
      <text:p text:style-name="P5"/>
      <text:p text:style-name="P5">}</text:p>
      <text:p text:style-name="P11"/>
      <text:p text:style-name="P36">OUTPUT:</text:p>
      <text:p text:style-name="P26"/>
      <text:p text:style-name="P30">RUN1:</text:p>
      <text:p text:style-name="P26"/>
      <text:p text:style-name="P26">Enter number of inputs: 5</text:p>
      <text:p text:style-name="P26">Enter number: 3</text:p>
      <text:p text:style-name="P26">Enter number: 2</text:p>
      <text:p text:style-name="P26">Enter number: 10</text:p>
      <text:p text:style-name="P26">Enter number: 10</text:p>
      <text:p text:style-name="P26">Enter number: 5</text:p>
      <text:p text:style-name="P26">The product of inputs: 3000.0000</text:p>
      <text:p text:style-name="P26"/>
      <text:p text:style-name="P30">RUN2:</text:p>
      <text:p text:style-name="P26"/>
      <text:p text:style-name="P26">Enter number of inputs: 3</text:p>
      <text:p text:style-name="P26">Enter number: 3.25</text:p>
      <text:p text:style-name="P26">Enter number: 6.1</text:p>
      <text:p text:style-name="P26">Enter number: 9.88</text:p>
      <text:p text:style-name="P26">The product of inputs: 195.8710</text:p>
      <text:p text:style-name="P26"/>
      <text:p text:style-name="P26">5. Write a recursive function that reads N and prints from N to 0. </text:p>
      <text:p text:style-name="P26"/>
      <text:p text:style-name="P6"><text:span text:style-name="T2">PROGRAM NAME</text:span><text:span text:style-name="T5">:</text:span><text:span text:style-name="T6"> <text:s/>recursion_print</text:span></text:p>
      <text:p text:style-name="P6"/>
      <text:p text:style-name="P18"><text:span text:style-name="T3">PROGRAM</text:span><text:span text:style-name="T7">:</text:span></text:p>
      <text:p text:style-name="P6"/>
      <text:p text:style-name="P6">#include&lt;stdio.h&gt;</text:p>
      <text:p text:style-name="P6"/>
      <text:p text:style-name="P6">int print(int N)</text:p>
      <text:p text:style-name="P6">{</text:p>
      <text:p text:style-name="P6"><text:s text:c="2"/>if(N!=1)</text:p>
      <text:p text:style-name="P6"><text:s text:c="3"/>{ </text:p>
      <text:p text:style-name="P6"><text:s text:c="5"/>printf("%d", N-1);</text:p>
      <text:p text:style-name="P6"><text:s text:c="10"/></text:p>
      <text:p text:style-name="P6"><text:s text:c="5"/>return print(N-1);</text:p>
      <text:p text:style-name="P6"><text:s text:c="3"/>}</text:p>
      <text:p text:style-name="P6"/>
      <text:p text:style-name="P6"><text:soft-page-break/><text:s text:c="3"/>else</text:p>
      <text:p text:style-name="P6"><text:s text:c="4"/>return 0; </text:p>
      <text:p text:style-name="P6">}</text:p>
      <text:p text:style-name="P6"/>
      <text:p text:style-name="P6">int main()</text:p>
      <text:p text:style-name="P6">{</text:p>
      <text:p text:style-name="P6"><text:s text:c="2"/>int n;</text:p>
      <text:p text:style-name="P6"/>
      <text:p text:style-name="P6"><text:s text:c="2"/>printf("Enter number: ");</text:p>
      <text:p text:style-name="P6"><text:s text:c="2"/>scanf("%d", &amp;n);</text:p>
      <text:p text:style-name="P6"/>
      <text:p text:style-name="P6"><text:s text:c="2"/>printf("%d\n", print(n));</text:p>
      <text:p text:style-name="P6"/>
      <text:p text:style-name="P6"><text:s text:c="2"/>return 0;</text:p>
      <text:p text:style-name="P6"/>
      <text:p text:style-name="P6">}</text:p>
      <text:p text:style-name="P12"/>
      <text:p text:style-name="P37">OUTPUT:</text:p>
      <text:p text:style-name="P27"/>
      <text:p text:style-name="P31">RUN1:</text:p>
      <text:p text:style-name="P27"/>
      <text:p text:style-name="P27">Enter number: 9</text:p>
      <text:p text:style-name="P27">876543210</text:p>
      <text:p text:style-name="P27"/>
      <text:p text:style-name="P31">RUN2:</text:p>
      <text:p text:style-name="P27"/>
      <text:p text:style-name="P27">Enter number: 4</text:p>
      <text:p text:style-name="P27">3210</text:p>
      <text:p text:style-name="P27"/>
      <text:p text:style-name="P28">6. The factorial of an integer n, written n!, is the product of all the integers from 1 to n inclusive. The factorial quickly becomes very large; 13! is too large to store as an integer on most computers, and 35! is too large for a floating-point variable. Your task is to find the rightmost non-zero digit of n!. (1&lt;= n &lt;= 100) <text:s/></text:p>
      <text:p text:style-name="P28"/>
      <text:p text:style-name="P7"><text:span text:style-name="T2">PROGRAM NAME</text:span><text:span text:style-name="T5">:</text:span><text:span text:style-name="T6"> <text:s/>non_zero_digit_factorial</text:span></text:p>
      <text:p text:style-name="P7"/>
      <text:p text:style-name="P19"><text:span text:style-name="T3">PROGRAM</text:span><text:span text:style-name="T7">:</text:span></text:p>
      <text:p text:style-name="P7"/>
      <text:p text:style-name="P7">#include&lt;stdio.h&gt;</text:p>
      <text:p text:style-name="P7"/>
      <text:p text:style-name="P7">int factorial(int num)</text:p>
      <text:p text:style-name="P7">{ </text:p>
      <text:p text:style-name="P7"><text:s text:c="2"/>int fact=1;</text:p>
      <text:p text:style-name="P7"/>
      <text:p text:style-name="P7"><text:s text:c="2"/>for(int i=2; i&lt;=num; i++)</text:p>
      <text:p text:style-name="P7"><text:s text:c="3"/>fact*=i;</text:p>
      <text:p text:style-name="P7"><text:s text:c="3"/></text:p>
      <text:p text:style-name="P7"><text:s text:c="2"/>return fact; </text:p>
      <text:p text:style-name="P7">}</text:p>
      <text:p text:style-name="P7"><text:soft-page-break/></text:p>
      <text:p text:style-name="P7">int non_zero_digit(int num)</text:p>
      <text:p text:style-name="P7">{</text:p>
      <text:p text:style-name="P7"><text:s text:c="2"/>int facto, digit;</text:p>
      <text:p text:style-name="P7"><text:s text:c="2"/></text:p>
      <text:p text:style-name="P7"><text:s text:c="2"/>facto=factorial(num);</text:p>
      <text:p text:style-name="P7"><text:s text:c="2"/></text:p>
      <text:p text:style-name="P7"><text:s text:c="2"/>while(facto!=0)</text:p>
      <text:p text:style-name="P7"><text:s text:c="2"/>{ </text:p>
      <text:p text:style-name="P7"><text:s text:c="4"/>digit=facto%10;</text:p>
      <text:p text:style-name="P7"/>
      <text:p text:style-name="P7"><text:s text:c="4"/>if(digit!=0)</text:p>
      <text:p text:style-name="P7"><text:s text:c="5"/>break;</text:p>
      <text:p text:style-name="P7"><text:s text:c="4"/></text:p>
      <text:p text:style-name="P7"><text:s text:c="4"/>facto/=10; <text:s text:c="2"/></text:p>
      <text:p text:style-name="P7"><text:s text:c="2"/>}</text:p>
      <text:p text:style-name="P7"/>
      <text:p text:style-name="P7"><text:s/>return digit; <text:s text:c="2"/></text:p>
      <text:p text:style-name="P7"><text:s text:c="2"/></text:p>
      <text:p text:style-name="P7">}</text:p>
      <text:p text:style-name="P7"/>
      <text:p text:style-name="P7">int main()</text:p>
      <text:p text:style-name="P7">{</text:p>
      <text:p text:style-name="P7"><text:s text:c="2"/>int no;</text:p>
      <text:p text:style-name="P7"/>
      <text:p text:style-name="P7"><text:s text:c="2"/>printf("Enter number: ");</text:p>
      <text:p text:style-name="P7"><text:s text:c="2"/>scanf("%d", &amp;no);</text:p>
      <text:p text:style-name="P7"/>
      <text:p text:style-name="P7"><text:s text:c="2"/>printf("FACTORIAL: %d\n", factorial(no));</text:p>
      <text:p text:style-name="P7"><text:s text:c="2"/>printf("FIRST non-zero digit of the factorial: %d\n", non_zero_digit(no));</text:p>
      <text:p text:style-name="P7"><text:s text:c="4"/></text:p>
      <text:p text:style-name="P7"><text:s text:c="2"/>return 0;</text:p>
      <text:p text:style-name="P7">}</text:p>
      <text:p text:style-name="P13"/>
      <text:p text:style-name="P38">OUTPUT:</text:p>
      <text:p text:style-name="P28"/>
      <text:p text:style-name="P32">RUN1:</text:p>
      <text:p text:style-name="P28"/>
      <text:p text:style-name="P28">Enter number: 3</text:p>
      <text:p text:style-name="P28">FACTORIAL: 6</text:p>
      <text:p text:style-name="P28">FIRST non-zero digit of the factorial: 6</text:p>
      <text:p text:style-name="P28"/>
      <text:p text:style-name="P28"/>
      <text:p text:style-name="P28"/>
      <text:p text:style-name="P32">RUN2:</text:p>
      <text:p text:style-name="P28"/>
      <text:p text:style-name="P28">Enter number: 8</text:p>
      <text:p text:style-name="P28">FACTORIAL: 40320</text:p>
      <text:p text:style-name="P28">FIRST non-zero digit of the factorial: 2</text:p>
      <text:p text:style-name="P28"><text:soft-page-break/>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17:12:49.046000000</dc:date>
    <meta:editing-duration>PT17M29S</meta:editing-duration>
    <meta:editing-cycles>10</meta:editing-cycles>
    <meta:generator>LibreOffice/6.1.3.2$Windows_X86_64 LibreOffice_project/86daf60bf00efa86ad547e59e09d6bb77c699acb</meta:generator>
    <meta:document-statistic meta:table-count="0" meta:image-count="0" meta:object-count="0" meta:page-count="8" meta:paragraph-count="236" meta:word-count="724" meta:character-count="4874" meta:non-whitespace-character-count="4015"/>
  </office:meta>
</office:document-meta>
</file>